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91da" officeooo:paragraph-rsid="002784c2"/>
    </style:style>
    <style:style style:name="P2" style:family="paragraph" style:parent-style-name="Standard">
      <style:text-properties officeooo:paragraph-rsid="000ae139"/>
    </style:style>
    <style:style style:name="P3" style:family="paragraph" style:parent-style-name="Standard">
      <style:text-properties fo:font-weight="bold" officeooo:rsid="0020c61a" officeooo:paragraph-rsid="0020c61a" style:font-weight-asian="bold" style:font-weight-complex="bold"/>
    </style:style>
    <style:style style:name="P4" style:family="paragraph" style:parent-style-name="Standard">
      <style:text-properties fo:font-weight="normal" officeooo:rsid="001e71eb" officeooo:paragraph-rsid="001c633d" style:font-weight-asian="normal" style:font-weight-complex="normal"/>
    </style:style>
    <style:style style:name="P5" style:family="paragraph" style:parent-style-name="Standard">
      <style:text-properties fo:font-weight="normal" officeooo:rsid="0020c61a" officeooo:paragraph-rsid="0020c61a" style:font-weight-asian="normal" style:font-weight-complex="normal"/>
    </style:style>
    <style:style style:name="P6" style:family="paragraph" style:parent-style-name="Table_20_Contents">
      <style:text-properties officeooo:rsid="002091da" officeooo:paragraph-rsid="002091da"/>
    </style:style>
    <style:style style:name="P7" style:family="paragraph" style:parent-style-name="Table_20_Contents">
      <style:text-properties officeooo:rsid="001552ed" officeooo:paragraph-rsid="000ae139"/>
    </style:style>
    <style:style style:name="P8" style:family="paragraph" style:parent-style-name="Table_20_Contents">
      <style:text-properties officeooo:rsid="0023c411" officeooo:paragraph-rsid="000ae139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style="normal" fo:font-weight="normal" officeooo:rsid="002eb199" officeooo:paragraph-rsid="002eb19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064b5" officeooo:paragraph-rsid="003064b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bold" officeooo:rsid="00292fad" officeooo:paragraph-rsid="00292fa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tyle="normal" fo:font-weight="normal" officeooo:rsid="003420d6" officeooo:paragraph-rsid="003420d6" style:font-style-asian="normal" style:font-weight-asian="normal" style:font-style-complex="normal" style:font-weight-complex="normal"/>
    </style:style>
    <style:style style:name="T1" style:family="text">
      <style:text-properties officeooo:rsid="002784c2"/>
    </style:style>
    <style:style style:name="T2" style:family="text">
      <style:text-properties officeooo:rsid="00245fe0"/>
    </style:style>
    <style:style style:name="T3" style:family="text">
      <style:text-properties officeooo:rsid="001e71eb"/>
    </style:style>
    <style:style style:name="T4" style:family="text">
      <style:text-properties officeooo:rsid="003160b2"/>
    </style:style>
    <style:style style:name="T5" style:family="text">
      <style:text-properties officeooo:rsid="003439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3">I</text:span>nterviewer Notes:</text:p>
      <text:p text:style-name="P5"/>
      <text:p text:style-name="P11">- Ask, describe <text:span text:style-name="T4">the Strategy Pattern</text:span></text:p>
      <text:p text:style-name="P12">It is basically using an interface to hide the implementation of several algorithms. </text:p>
      <text:p text:style-name="P12"/>
      <text:p text:style-name="P12">For instance, suppose you had an application which needed to communicate with several databases. You could define an interface which describes the <text:span text:style-name="T5">actions your app can take </text:span>with a database. Then define several classes which implement that interface specific to the various databases.</text:p>
      <text:p text:style-name="P12"/>
      <text:p text:style-name="P12">Client code could then <text:span text:style-name="T5">use a Factory, for instance, to get the appropriate implementation, based on an environment variable or other runtime setting.</text:span></text:p>
      <text:p text:style-name="P9"/>
      <text:p text:style-name="P10">Next Steps:</text:p>
      <text:p text:style-name="P10"><text:tab/>Other Design: Patterns: (Eas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6d5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2091da" officeooo:paragraph-rsid="002784c2"/>
    </style:style>
    <style:style style:name="MP2" style:family="paragraph" style:parent-style-name="Table_20_Contents">
      <style:text-properties officeooo:rsid="002091da" officeooo:paragraph-rsid="002091da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style style:name="MT1" style:family="text">
      <style:text-properties officeooo:rsid="002784c2"/>
    </style:style>
    <style:style style:name="MT2" style:family="text">
      <style:text-properties officeooo:rsid="00245f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Design Patterns – Basic – <text:span text:style-name="MT1"><text:s/>Strategy</text:span></text:p>
            </table:table-cell>
            <table:table-cell table:style-name="Table3.A1" office:value-type="string">
              <text:p text:style-name="MP2">Design / <text:span text:style-name="MT2">Patterns</text:span></text:p>
            </table:table-cell>
            <table:table-cell table:style-name="Table3.A1" office:value-type="string">
              <text:p text:style-name="MP3"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23T15:26:13.157000000</dc:date>
    <meta:editing-duration>PT5H35M20S</meta:editing-duration>
    <meta:editing-cycles>16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1" meta:word-count="105" meta:character-count="680" meta:non-whitespace-character-count="581"/>
  </office:meta>
</office:document-meta>
</file>